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3.91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8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SET</text:p>
          </table:table-cell>
          <table:table-cell table:style-name="ce30"/>
          <table:table-cell table:style-name="ce30" office:value-type="string" calcext:value-type="string">
            <text:p>Restart machine and reloa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5">Delete all tiles within specified rectangle from </text:span><text:span text:style-name="T6">selected tilebuffer layer</text:span>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</text:p>
          </table:table-cell>
          <table:table-cell table:style-name="ce31" office:value-type="string" calcext:value-type="string">
            <text:p>x, y, dx, dy</text:p>
          </table:table-cell>
          <table:table-cell table:style-name="ce31" office:value-type="string" calcext:value-type="string">
            <text:p>Move tile in selected tilebuffer, from specified position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PRINT.ADD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KEY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eric code of the last key that wa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/>
          <table:table-cell table:style-name="ce31" office:value-type="string" calcext:value-type="string">
            <text:p>INPUT</text:p>
          </table:table-cell>
          <table:table-cell table:style-name="ce31" office:value-type="string" calcext:value-type="string">
            <text:p>x, max_length</text:p>
          </table:table-cell>
          <table:table-cell table:style-name="ce31"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WAV files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MML – Music Macro Language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MML.PLAY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once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LOOP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in a loop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STOP</text:p>
          </table:table-cell>
          <table:table-cell table:style-name="ce31"/>
          <table:table-cell table:style-name="ce31" office:value-type="string" calcext:value-type="string">
            <text:p>Stop all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VOL</text:p>
          </table:table-cell>
          <table:table-cell table:style-name="ce31" office:value-type="string" calcext:value-type="string">
            <text:p>volume</text:p>
          </table:table-cell>
          <table:table-cell table:style-name="ce31" office:value-type="string" calcext:value-type="string">
            <text:p>Set volume for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EEP</text:p>
          </table:table-cell>
          <table:table-cell table:style-name="ce31" office:value-type="string" calcext:value-type="string">
            <text:p>frequency, length</text:p>
          </table:table-cell>
          <table:table-cell table:style-name="ce31" office:value-type="string" calcext:value-type="string">
            <text:p>Play a beeping sound with the specified frequency and leng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7">Read into x the value at current data pointer position in</text:span><text:span text:style-name="T8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5T23:52:24.611000000</dc:date>
    <meta:editing-duration>P8DT18H43M51S</meta:editing-duration>
    <meta:editing-cycles>167</meta:editing-cycles>
    <meta:generator>LibreOffice/7.5.2.2$Windows_X86_64 LibreOffice_project/53bb9681a964705cf672590721dbc85eb4d0c3a2</meta:generator>
    <meta:document-statistic meta:table-count="2" meta:cell-count="735" meta:object-count="0"/>
  </office:meta>
</office:document-meta>
</file>